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 Light3" svg:font-family="'Calibri Light'" style:font-adornments="Ligh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2" svg:font-family="'Calibri Light'" style:font-pitch="variable"/>
    <style:font-face style:name="Calibri Light1" svg:font-family="'Calibri Light'" style:font-adornments="Light" style:font-pitch="variable"/>
    <style:font-face style:name="Laksaman" svg:font-family="Laksaman" style:font-pitch="variable"/>
    <style:font-face style:name="Lato Hairline1" svg:font-family="'Lato Hairline'" style:font-pitch="variable"/>
    <style:font-face style:name="Lato Hairline2" svg:font-family="'Lato Hairline'" style:font-adornments="Hairline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1d00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11d00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e8596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2705aa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style:font-name-asian="Times New Roman1" style:font-name-complex="Times New Roman1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officeooo:rsid="0011d00d" officeooo:paragraph-rsid="001e8596" style:font-name-asian="Times New Roman1" style:font-name-complex="Times New Roman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fo:background-color="#ffffff" style:font-name-asian="Times New Roman1" style:font-name-complex="Times New Roman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officeooo:rsid="00144179" officeooo:paragraph-rsid="00144179" fo:background-color="#ffffff" style:font-name-asian="Times New Roman1" style:font-name-complex="Times New Roman1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officeooo:rsid="00144179" officeooo:paragraph-rsid="00219955" fo:background-color="#ffffff" style:font-name-asian="Times New Roman1" style:font-name-complex="Times New Roman1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3dc92" officeooo:paragraph-rsid="0013dc92"/>
    </style:style>
    <style:style style:name="P15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1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2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fo:color="#000000" style:font-name="Calibri Light" officeooo:rsid="0022a991" officeooo:paragraph-rsid="00219955" fo:background-color="#ffffff" style:font-name-asian="Times New Roman1" style:font-name-complex="Times New Roman1"/>
    </style:style>
    <style:style style:name="P2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44179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243ec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1d00d"/>
    </style:style>
    <style:style style:name="P26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officeooo:paragraph-rsid="00250636" style:font-name-asian="Times New Roman1" style:font-name-complex="Times New Roman1" style:font-weight-complex="bold"/>
    </style:style>
    <style:style style:name="P27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rsid="001fa27f" officeooo:paragraph-rsid="001fa27f" style:font-name-asian="Times New Roman1" style:font-name-complex="Times New Roman1" style:font-weight-complex="bold"/>
    </style:style>
    <style:style style:name="P28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1d00d" style:font-name-asian="Times New Roman1" style:font-name-complex="Times New Roman1" style:font-weight-complex="bold"/>
    </style:style>
    <style:style style:name="P29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62ca5"/>
    </style:style>
    <style:style style:name="P30" style:family="paragraph" style:parent-style-name="List_20_Paragraph" style:list-style-name="WWNum25">
      <style:paragraph-properties fo:margin-top="0in" fo:margin-bottom="0in" loext:contextual-spacing="true" fo:line-height="100%"/>
      <style:text-properties fo:font-variant="normal" fo:text-transform="none" fo:color="#000000" style:font-name="Calibri Light1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1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" style:family="text">
      <style:text-properties fo:color="#000000" style:font-name="Calibri Light" style:font-name-asian="Times New Roman1" style:font-name-complex="Times New Roman1"/>
    </style:style>
    <style:style style:name="T4" style:family="text">
      <style:text-properties fo:color="#000000" style:font-name="Calibri Light" style:font-name-asian="Times New Roman1" style:font-name-complex="Times New Roman1" style:font-weight-complex="bold"/>
    </style:style>
    <style:style style:name="T5" style:family="text">
      <style:text-properties fo:color="#000000" style:font-name="Calibri Light" officeooo:rsid="0011d00d" style:font-name-asian="Times New Roman1" style:font-name-complex="Times New Roman1" style:font-weight-complex="bold"/>
    </style:style>
    <style:style style:name="T6" style:family="text">
      <style:text-properties fo:color="#000000" style:font-name="Calibri Light" officeooo:rsid="00243ec1" style:font-name-asian="Times New Roman1" style:font-name-complex="Times New Roman1" style:font-weight-complex="bold"/>
    </style:style>
    <style:style style:name="T7" style:family="text">
      <style:text-properties fo:color="#000000" style:font-name="Calibri Light" officeooo:rsid="0026616e" style:font-name-asian="Times New Roman1" style:font-name-complex="Times New Roman1"/>
    </style:style>
    <style:style style:name="T8" style:family="text">
      <style:text-properties fo:color="#000000" style:font-name="Calibri Light" officeooo:rsid="002705aa" style:font-name-asian="Times New Roman1" style:font-name-complex="Times New Roman1"/>
    </style:style>
    <style:style style:name="T9" style:family="text">
      <style:text-properties fo:color="#000000" style:font-name="Calibri Light" fo:background-color="#ffffff" loext:char-shading-value="0" style:font-name-asian="Times New Roman1" style:font-name-complex="Times New Roman1"/>
    </style:style>
    <style:style style:name="T10" style:family="text">
      <style:text-properties fo:color="#000000" style:font-name="Calibri Light" fo:background-color="#ffffff" loext:char-shading-value="0" style:font-name-asian="Times New Roman1" style:font-name-complex="Times New Roman1" style:font-style-complex="italic"/>
    </style:style>
    <style:style style:name="T11" style:family="text">
      <style:text-properties fo:color="#000000" style:font-name="Calibri Light" officeooo:rsid="00219955" fo:background-color="#ffffff" loext:char-shading-value="0" style:font-name-asian="Times New Roman1" style:font-name-complex="Times New Roman1" style:font-style-complex="italic"/>
    </style:style>
    <style:style style:name="T12" style:family="text">
      <style:text-properties fo:color="#000000" style:font-name="Calibri Light" officeooo:rsid="00144179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" officeooo:rsid="0024b8df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-asian="Times New Roman1" style:font-name-complex="Times New Roman1" style:font-weight-complex="bold"/>
    </style:style>
    <style:style style:name="T15" style:family="text">
      <style:text-properties fo:color="#000000" officeooo:rsid="0010dfe8" style:font-name-asian="Times New Roman1" style:font-name-complex="Times New Roman1" style:font-weight-complex="bold"/>
    </style:style>
    <style:style style:name="T16" style:family="text">
      <style:text-properties fo:color="#000000" officeooo:rsid="0013dc92" style:font-name-asian="Times New Roman1" style:font-name-complex="Times New Roman1" style:font-weight-complex="bold"/>
    </style:style>
    <style:style style:name="T17" style:family="text">
      <style:text-properties fo:color="#000000" officeooo:rsid="001fa27f" style:font-name-asian="Times New Roman1" style:font-name-complex="Times New Roman1" style:font-weight-complex="bold"/>
    </style:style>
    <style:style style:name="T18" style:family="text">
      <style:text-properties fo:color="#000000" officeooo:rsid="00243ec1" style:font-name-asian="Times New Roman1" style:font-name-complex="Times New Roman1" style:font-weight-complex="bold"/>
    </style:style>
    <style:style style:name="T19" style:family="text">
      <style:text-properties fo:color="#000000" fo:background-color="#ffffff" loext:char-shading-value="0" style:font-name-asian="Times New Roman1" style:font-name-complex="Times New Roman1"/>
    </style:style>
    <style:style style:name="T20" style:family="text">
      <style:text-properties fo:color="#000000" fo:background-color="#ffffff" loext:char-shading-value="0" style:font-name-asian="Times New Roman1" style:font-name-complex="Times New Roman1" style:font-weight-complex="bold"/>
    </style:style>
    <style:style style:name="T21" style:family="text">
      <style:text-properties fo:color="#000000" style:font-name="Calibri Light1" style:font-name-asian="Times New Roman1" style:font-name-complex="Times New Roman1" style:font-weight-complex="bold"/>
    </style:style>
    <style:style style:name="T22" style:family="text">
      <style:text-properties fo:color="#000000" style:font-name="Calibri Light1" officeooo:rsid="00188ad8" style:font-name-asian="Times New Roman1" style:font-name-complex="Times New Roman1" style:font-weight-complex="bold"/>
    </style:style>
    <style:style style:name="T23" style:family="text">
      <style:text-properties style:font-name="Calibri Light"/>
    </style:style>
    <style:style style:name="T24" style:family="text">
      <style:text-properties style:font-name="Calibri Light" style:font-name-asian="Times New Roman1" style:font-name-complex="Times New Roman1"/>
    </style:style>
    <style:style style:name="T25" style:family="text">
      <style:text-properties style:font-name="Calibri Light" fo:font-style="normal" style:font-name-asian="Times New Roman1" style:font-style-asian="normal" style:font-name-complex="Times New Roman1" style:font-style-complex="normal"/>
    </style:style>
    <style:style style:name="T26" style:family="text">
      <style:text-properties style:font-name="Calibri Light" fo:font-style="normal" officeooo:rsid="000f989d" style:font-name-asian="Times New Roman1" style:font-style-asian="normal" style:font-name-complex="Times New Roman1" style:font-style-complex="normal"/>
    </style:style>
    <style:style style:name="T27" style:family="text">
      <style:text-properties style:font-name="Calibri Light" fo:font-style="italic" officeooo:rsid="000f989d" style:font-name-asian="Times New Roman1" style:font-style-asian="italic" style:font-name-complex="Times New Roman1"/>
    </style:style>
    <style:style style:name="T28" style:family="text">
      <style:text-properties style:font-name="Calibri Light" fo:font-style="italic" style:font-style-asian="italic" style:font-style-complex="italic"/>
    </style:style>
    <style:style style:name="T29" style:family="text">
      <style:text-properties style:font-name="Calibri Light" style:font-style-complex="italic"/>
    </style:style>
    <style:style style:name="T30" style:family="text">
      <style:text-properties style:font-name="Calibri Light" officeooo:rsid="001aad1a" style:font-style-complex="italic"/>
    </style:style>
    <style:style style:name="T31" style:family="text">
      <style:text-properties style:font-name="Calibri Light" officeooo:rsid="00182a72"/>
    </style:style>
    <style:style style:name="T32" style:family="text">
      <style:text-properties style:font-name="Calibri Light" officeooo:rsid="001fa27f"/>
    </style:style>
    <style:style style:name="T33" style:family="text">
      <style:text-properties style:font-name="Calibri Light" officeooo:rsid="00250636"/>
    </style:style>
    <style:style style:name="T34" style:family="text">
      <style:text-properties fo:color="#808080" style:font-name="Calibri Light1" officeooo:rsid="0013dc92" style:font-name-asian="Times New Roman1" style:font-name-complex="Times New Roman1" style:font-weight-complex="bold"/>
    </style:style>
    <style:style style:name="T35" style:family="text">
      <style:text-properties fo:color="#808080" style:font-name="Calibri Light1" officeooo:rsid="00144179" style:font-name-asian="Times New Roman1" style:font-name-complex="Times New Roman1" style:font-weight-complex="bold"/>
    </style:style>
    <style:style style:name="T36" style:family="text">
      <style:text-properties fo:color="#808080" style:font-name="Calibri Light1" officeooo:rsid="00250636" style:font-name-asian="Times New Roman1" style:font-name-complex="Times New Roman1" style:font-weight-complex="bold"/>
    </style:style>
    <style:style style:name="T37" style:family="text">
      <style:text-properties fo:color="#808080" style:text-position="super 58%" style:font-name="Calibri Light1" officeooo:rsid="0013dc92" style:font-name-asian="Times New Roman1" style:font-name-complex="Times New Roman1" style:font-weight-complex="bold"/>
    </style:style>
    <style:style style:name="T38" style:family="text">
      <style:text-properties fo:color="#808080" style:font-name="Calibri Light" fo:font-style="normal" style:font-name-asian="Times New Roman1" style:font-style-asian="normal" style:font-name-complex="Times New Roman1" style:font-style-complex="normal" style:font-weight-complex="bold"/>
    </style:style>
    <style:style style:name="T39" style:family="text">
      <style:text-properties fo:color="#808080" style:font-name="Calibri Light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40" style:family="text">
      <style:text-properties fo:color="#808080" style:font-name="Calibri Light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fo:color="#808080" style:font-name="Calibri Light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fo:color="#808080" style:font-name="Calibri Light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3" style:family="text">
      <style:text-properties fo:color="#808080" style:font-name="Calibri Light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fo:color="#808080" style:font-name="Calibri Light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5" style:family="text">
      <style:text-properties fo:color="#808080" style:font-name="Calibri Light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6" style:family="text">
      <style:text-properties fo:color="#808080" style:font-name="Calibri Light" fo:font-style="normal" style:font-style-asian="normal" style:font-style-complex="normal"/>
    </style:style>
    <style:style style:name="T47" style:family="text">
      <style:text-properties fo:color="#808080" style:font-name="Calibri Light" fo:font-style="normal" officeooo:rsid="001aad1a" style:font-style-asian="normal" style:font-style-complex="normal"/>
    </style:style>
    <style:style style:name="T48" style:family="text">
      <style:text-properties fo:color="#808080" style:font-name="Calibri Light" fo:font-style="normal" officeooo:rsid="001d8970" style:font-style-asian="normal" style:font-style-complex="normal"/>
    </style:style>
    <style:style style:name="T49" style:family="text">
      <style:text-properties fo:color="#666666" style:font-name="Calibri Light2" fo:font-weight="normal" style:font-weight-asian="normal" style:font-weight-complex="normal"/>
    </style:style>
    <style:style style:name="T50" style:family="text">
      <style:text-properties fo:color="#666666" style:font-name="Calibri Light1"/>
    </style:style>
    <style:style style:name="T51" style:family="text">
      <style:text-properties fo:color="#666666" style:font-name="Calibri Light1" officeooo:rsid="0011d00d"/>
    </style:style>
    <style:style style:name="T52" style:family="text">
      <style:text-properties fo:color="#666666" style:font-name="Calibri Light1" style:font-name-asian="Times New Roman1" style:font-name-complex="Times New Roman1" style:font-weight-complex="bold"/>
    </style:style>
    <style:style style:name="T53" style:family="text">
      <style:text-properties fo:color="#666666" style:font-name="Calibri Light1" officeooo:rsid="0013bb34" style:font-name-asian="Times New Roman1" style:font-name-complex="Times New Roman1" style:font-weight-complex="bold"/>
    </style:style>
    <style:style style:name="T54" style:family="text">
      <style:text-properties fo:color="#666666" style:font-name="Calibri Light1" officeooo:rsid="00144179" style:font-name-asian="Times New Roman1" style:font-name-complex="Times New Roman1" style:font-weight-complex="bold"/>
    </style:style>
    <style:style style:name="T55" style:family="text">
      <style:text-properties fo:color="#666666" style:font-name="Calibri Light1" officeooo:rsid="001fa27f" style:font-name-asian="Times New Roman1" style:font-name-complex="Times New Roman1" style:font-weight-complex="bold"/>
    </style:style>
    <style:style style:name="T56" style:family="text">
      <style:text-properties fo:color="#666666" style:font-name="Calibri Light1" officeooo:rsid="00144179"/>
    </style:style>
    <style:style style:name="T57" style:family="text">
      <style:text-properties fo:color="#666666" style:text-position="super 58%" style:font-name="Calibri Light1" officeooo:rsid="001fa27f" style:font-name-asian="Times New Roman1" style:font-name-complex="Times New Roman1" style:font-weight-complex="bold"/>
    </style:style>
    <style:style style:name="T58" style:family="text">
      <style:text-properties officeooo:rsid="0013dc92"/>
    </style:style>
    <style:style style:name="T59" style:family="text">
      <style:text-properties officeooo:rsid="00144179"/>
    </style:style>
    <style:style style:name="T60" style:family="text">
      <style:text-properties officeooo:rsid="00159d25"/>
    </style:style>
    <style:style style:name="T61" style:family="text">
      <style:text-properties style:font-name-asian="Times New Roman1" style:font-name-complex="Times New Roman1"/>
    </style:style>
    <style:style style:name="T62" style:family="text">
      <style:text-properties officeooo:rsid="00159d25" style:font-name-asian="Times New Roman1" style:font-name-complex="Times New Roman1"/>
    </style:style>
    <style:style style:name="T63" style:family="text">
      <style:text-properties fo:font-variant="normal" fo:text-transform="none" style:font-name="Calibri Light1" fo:letter-spacing="normal" fo:font-style="normal" fo:font-weight="normal" style:font-weight-asian="normal" style:font-weight-complex="normal"/>
    </style:style>
    <style:style style:name="T64" style:family="text">
      <style:text-properties fo:font-variant="normal" fo:text-transform="none" style:font-name="Calibri Light1" fo:letter-spacing="normal" fo:font-style="normal" fo:font-weight="normal" officeooo:rsid="00162ca5" style:font-weight-asian="normal" style:font-weight-complex="normal"/>
    </style:style>
    <style:style style:name="T65" style:family="text">
      <style:text-properties fo:font-variant="normal" fo:text-transform="none" style:font-name="Calibri Light1" fo:letter-spacing="normal" fo:font-style="normal" fo:font-weight="normal" officeooo:rsid="00182a72" style:font-weight-asian="normal" style:font-weight-complex="normal"/>
    </style:style>
    <style:style style:name="T66" style:family="text">
      <style:text-properties fo:font-variant="normal" fo:text-transform="none" style:font-name="Calibri Light1" fo:letter-spacing="normal" fo:font-style="normal" fo:font-weight="normal" officeooo:rsid="001fa27f" style:font-weight-asian="normal" style:font-weight-complex="normal"/>
    </style:style>
    <style:style style:name="T67" style:family="text">
      <style:text-properties fo:font-variant="normal" fo:text-transform="none" style:font-name="Calibri Light1" fo:letter-spacing="normal" fo:font-style="normal" fo:font-weight="normal" officeooo:rsid="00250636" style:font-weight-asian="normal" style:font-weight-complex="normal"/>
    </style:style>
    <style:style style:name="T68" style:family="text">
      <style:text-properties fo:font-variant="normal" fo:text-transform="none" fo:color="#000000" style:font-name="Calibri Light" fo:letter-spacing="normal" fo:language="en" fo:country="US" fo:font-style="normal" fo:font-weight="normal" officeooo:rsid="0026616e" style:font-name-asian="Times New Roman1" style:font-name-complex="Times New Roman1"/>
    </style:style>
    <style:style style:name="T69" style:family="text">
      <style:text-properties fo:font-variant="normal" fo:text-transform="none" fo:color="#000000" style:font-name="Calibri Light" fo:letter-spacing="normal" officeooo:rsid="00243ec1" style:font-name-asian="Times New Roman1" style:font-name-complex="Times New Roman1" style:font-weight-complex="bold"/>
    </style:style>
    <style:style style:name="T70" style:family="text">
      <style:text-properties officeooo:rsid="00182a72"/>
    </style:style>
    <style:style style:name="T71" style:family="text">
      <style:text-properties style:font-name="Lato Hairline1"/>
    </style:style>
    <style:style style:name="T72" style:family="text">
      <style:text-properties officeooo:rsid="001fa27f"/>
    </style:style>
    <style:style style:name="T73" style:family="text">
      <style:text-properties officeooo:rsid="00219955"/>
    </style:style>
    <style:style style:name="T74" style:family="text">
      <style:text-properties officeooo:rsid="0022a991"/>
    </style:style>
    <style:style style:name="T75" style:family="text">
      <style:text-properties officeooo:rsid="0027e78a"/>
    </style:style>
    <style:style style:name="T76" style:family="text">
      <style:text-properties officeooo:rsid="0029b184"/>
    </style:style>
    <style:style style:name="T77" style:family="text">
      <style:text-properties officeooo:rsid="002aaaa6"/>
    </style:style>
    <style:style style:name="T78" style:family="text">
      <style:text-properties officeooo:rsid="002c84d4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0" draw:name="Text Box 2" draw:style-name="gr1" draw:text-style-name="P32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7">thung1@binghamton.edu <text:s text:c="6"/>(646) 436-9103</text:p><text:p text:style-name="P19"><text:span text:style-name="T61">timhung.me </text:span><text:span text:style-name="T62"><text:tab/></text:span><text:span text:style-name="T61"> <text:tab/><text:tab/> <text:s text:c="2"/>github.com/AvocadosConstant</text:span></text:p><text:p text:style-name="P18">linkedin.com/in/timhung1 <text:s text:c="2"/><text:tab/> <text:s text:c="2"/>devpost.com/AvocadosConstant</text:p></draw:text-box></draw:frame><draw:line text:anchor-type="paragraph" draw:z-index="2" draw:style-name="gr2" draw:text-style-name="P33" svg:x1="2.6709in" svg:y1="0.0008in" svg:x2="2.6709in" svg:y2="0.7299in"><text:p/></draw:line><text:span text:style-name="T71">Tim Hung</text:span> </text:p>
      <text:p text:style-name="P13">Education</text:p>
      <text:p text:style-name="P6">Binghamton University, State University of New York, Thomas J. Watson School of Engineering and Applied Science</text:p>
      <text:p text:style-name="P12"><text:span text:style-name="T25">Bachelor of Science in Computer Science<text:tab/> and Bachelor of Arts in Mathematic</text:span><text:span text:style-name="T26">s</text:span><text:span text:style-name="T27"><text:tab/><text:tab/><text:tab/> <text:s text:c="10"/></text:span><text:span text:style-name="T24">Expected May ‘18</text:span></text:p>
      <text:p text:style-name="P5"><text:span text:style-name="T3"><text:tab/>Lyle &amp; Dorothy Feisel Scholarship | Univers</text:span><text:bookmark text:name="_GoBack"/><text:span text:style-name="T3">ity Scholars Program (Top 2%) </text:span><text:span text:style-name="T7">| </text:span><text:bookmark text:name="firstHeading"/><text:span text:style-name="T68">ΠM</text:span><text:span text:style-name="T8">E M</text:span><text:span text:style-name="T7">ath Honor Society</text:span><text:span text:style-name="T3"> </text:span></text:p>
      <text:p text:style-name="P16">Skills</text:p>
      <text:p text:style-name="P24"><text:span text:style-name="T18">Coursework</text:span><text:span text:style-name="T4"> <text:tab/></text:span><text:span text:style-name="T6">Data Structures, Algorithms, Automata Theory, Operating Systems, Graph Theory</text:span></text:p>
      <text:p text:style-name="P24"><text:span text:style-name="T14">Technical</text:span><text:span text:style-name="T4"> <text:tab/>Java, </text:span><text:span text:style-name="T5">Node.js, </text:span><text:span text:style-name="T4">HTML, CSS, JavaScript, C++, C, </text:span><text:span text:style-name="T6">C</text:span><text:span text:style-name="T69">♯</text:span></text:p>
      <text:p text:style-name="P20"><text:span text:style-name="T15">T</text:span><text:span text:style-name="T14">ools</text:span><text:span text:style-name="T4"> <text:tab/><text:tab/>UNIX Command Line, Git, </text:span><text:span text:style-name="T5">Vim, </text:span><text:span text:style-name="T6">MS Azure, </text:span><text:span text:style-name="T4">Adobe CS6</text:span></text:p>
      <text:p text:style-name="P25"><text:span text:style-name="T14">Languages</text:span><text:span text:style-name="T4"> <text:tab/></text:span><text:span text:style-name="T38">Fluen</text:span><text:span text:style-name="T39">t</text:span><text:span text:style-name="T38">: </text:span><text:span text:style-name="T4">English, Mandarin Chinese | </text:span><text:span text:style-name="T38">Proficient: </text:span><text:span text:style-name="T4">Spanish, Taiwanese Hokkien</text:span></text:p>
      <text:p text:style-name="P15">Experience</text:p>
      <text:p text:style-name="P10">Microsoft Corporation<text:tab/><text:tab/><text:tab/><text:tab/><text:tab/><text:tab/><text:tab/><text:tab/><text:tab/><text:tab/><text:tab/> <text:s text:c="4"/><text:span text:style-name="T75">Bellevue</text:span>, WA</text:p>
      <text:p text:style-name="P11"><text:span text:style-name="T47">Cortana</text:span><text:span text:style-name="T46"> Developer/P</text:span><text:span text:style-name="T48">roduct </text:span><text:span text:style-name="T46">M</text:span><text:span text:style-name="T48">anager</text:span><text:span text:style-name="T46"> Intern <text:s/></text:span><text:span text:style-name="T28"><text:tab/><text:tab/><text:tab/><text:tab/><text:tab/> <text:s text:c="11"/><text:tab/><text:tab/> <text:s text:c="10"/></text:span><text:span text:style-name="T29">May ’16 – </text:span><text:span text:style-name="T30">Present</text:span></text:p>
      <text:list xml:id="list4522578142108291430" text:style-name="WWNum25">
        <text:list-item>
          <text:p text:style-name="P22">Extend Microsoft Cortana's integration with third party applications </text:p>
        </text:list-item>
      </text:list>
      <text:p text:style-name="P9">Binghamton University Computer Science Department<text:tab/><text:tab/><text:tab/><text:tab/><text:tab/><text:tab/> <text:s text:c="13"/>Binghamton, NY</text:p>
      <text:p text:style-name="P3"><text:span text:style-name="T45">Course Assistant for CS-140: Object Oriented Programming <text:s/></text:span><text:span text:style-name="T2"><text:tab/><text:tab/><text:tab/><text:tab/><text:tab/> <text:s text:c="13"/></text:span><text:span text:style-name="T10">Sep ’15 – </text:span><text:span text:style-name="T11">Jan '16</text:span></text:p>
      <text:list xml:id="list235016712470275" text:continue-numbering="true" text:style-name="WWNum25">
        <text:list-item>
          <text:p text:style-name="P21">Guide<text:span text:style-name="T74">d</text:span>, <text:span text:style-name="T74">taught</text:span>, and grade<text:span text:style-name="T74">d</text:span> class of <text:span text:style-name="T78">30</text:span> students during weekly Java lab session<text:span text:style-name="T76">s</text:span></text:p>
        </text:list-item>
        <text:list-item>
          <text:p text:style-name="P21">H<text:span text:style-name="T74">e</text:span>ld weekly office hours to assist and review coursework with students</text:p>
        </text:list-item>
      </text:list>
      <text:p text:style-name="P9">Binghamton University Information Technology Services<text:tab/><text:tab/><text:tab/><text:tab/><text:tab/><text:tab/> <text:s text:c="13"/>Binghamton, NY</text:p>
      <text:p text:style-name="P3"><text:span text:style-name="T45">Residential Computer Consultant </text:span><text:span text:style-name="T2"><text:tab/><text:tab/><text:tab/><text:tab/><text:tab/><text:tab/><text:tab/><text:tab/> <text:s text:c="10"/></text:span><text:span text:style-name="T10">Aug ’15 – </text:span><text:span text:style-name="T11">May '16</text:span></text:p>
      <text:list xml:id="list235016147349447" text:continue-numbering="true" text:style-name="WWNum25">
        <text:list-item>
          <text:p text:style-name="P21">Provide<text:span text:style-name="T73">d</text:span> house calls <text:span text:style-name="T59">for</text:span> students <text:span text:style-name="T59">to</text:span> troubleshoot technical problems</text:p>
        </text:list-item>
        <text:list-item>
          <text:p text:style-name="P21">Staff<text:span text:style-name="T73">ed</text:span> the Information Technology Services desk in the <text:span text:style-name="T59">university</text:span> <text:span text:style-name="T76">l</text:span>ibrary</text:p>
        </text:list-item>
      </text:list>
      <text:p text:style-name="P2"><text:span text:style-name="T20">Binghamton ACM Student Chapter</text:span><text:span text:style-name="T19"> Executive Board<text:tab/><text:tab/><text:tab/><text:tab/><text:tab/><text:tab/> <text:s text:c="12"/>Binghamton, NY<text:tab/></text:span></text:p>
      <text:p text:style-name="P3"><text:span text:style-name="T45">Marketing and Public Relations Chair </text:span><text:span text:style-name="T9"><text:tab/><text:tab/><text:tab/><text:tab/><text:tab/><text:tab/><text:tab/><text:tab/> <text:s text:c="13"/>Jan ’15 - Present</text:span></text:p>
      <text:list xml:id="list235015429696915" text:continue-numbering="true" text:style-name="WWNum25">
        <text:list-item>
          <text:p text:style-name="P21">Manage social media pages and <text:span text:style-name="T75">l</text:span>istserv with an outreach of over 500 members <text:span text:style-name="T75">to promote computer science</text:span></text:p>
        </text:list-item>
        <text:list-item>
          <text:p text:style-name="P21"><text:span text:style-name="T58">W</text:span>rite <text:span text:style-name="T58">and organize </text:span>questions for monthly ACM Programming Competitions</text:p>
        </text:list-item>
      </text:list>
      <text:p text:style-name="P2"><text:span text:style-name="T20">Taiwan Overseas Compatriot Affairs Council</text:span><text:span text:style-name="T19"><text:tab/><text:tab/><text:tab/><text:tab/><text:tab/><text:tab/><text:tab/><text:tab/> <text:s/>Taipei, Taiwan<text:tab/></text:span></text:p>
      <text:p text:style-name="P3"><text:span text:style-name="T45">Volunteer English Teacher </text:span><text:span text:style-name="T2"><text:s/></text:span><text:span text:style-name="T9"><text:s text:c="2"/><text:tab/><text:tab/><text:tab/><text:tab/><text:tab/><text:tab/><text:tab/><text:tab/><text:tab/><text:tab/>Jul ’14 - Aug ’14 </text:span></text:p>
      <text:list xml:id="list235014952763088" text:continue-numbering="true" text:style-name="WWNum25">
        <text:list-item>
          <text:p text:style-name="P23"><text:span text:style-name="T9">Taught English </text:span><text:span text:style-name="T12">to </text:span><text:span text:style-name="T9">class of 25 </text:span><text:span text:style-name="T12">elementary school </text:span><text:span text:style-name="T9">students from self-made lesson plans </text:span><text:span text:style-name="T12">with a team of </text:span><text:span text:style-name="T13">4</text:span></text:p>
        </text:list-item>
      </text:list>
      <text:p text:style-name="P15">Projects</text:p>
      <text:p text:style-name="P4"><text:span text:style-name="T17">My Facebook Home</text:span><text:span text:style-name="T14"> </text:span><text:span text:style-name="T53">| </text:span><text:span text:style-name="T55">HackDFW</text:span><text:span text:style-name="T52"> </text:span><text:span text:style-name="T54">| </text:span><text:span text:style-name="T55">1</text:span><text:span text:style-name="T57">st</text:span><text:span text:style-name="T55"> </text:span><text:span text:style-name="T52">Place </text:span><text:span text:style-name="T55">out of</text:span><text:span text:style-name="T52"> </text:span><text:span text:style-name="T55">over 350 competitors</text:span><text:span text:style-name="T14"> <text:s text:c="4"/><text:tab/> <text:s text:c="15"/><text:tab/><text:tab/> <text:s text:c="10"/></text:span><text:span text:style-name="T17">Dallas, TX</text:span></text:p>
      <text:p text:style-name="P4"><text:span text:style-name="T43">Full Stack </text:span><text:span text:style-name="T42">Developer</text:span><text:span text:style-name="T4"><text:tab/><text:tab/><text:tab/><text:tab/><text:tab/><text:tab/><text:tab/> <text:s text:c="14"/><text:tab/><text:tab/><text:tab/><text:tab/>Nov ‘14</text:span></text:p>
      <text:list xml:id="list235015831098929" text:continue-numbering="true" text:style-name="WWNum25">
        <text:list-item>
          <text:p text:style-name="P26"><text:span text:style-name="T31">Developed</text:span><text:span text:style-name="T23"> </text:span><text:span text:style-name="T32">a home automation chat bot for Facebook Messenger in 24 hours </text:span><text:span text:style-name="T33">with</text:span><text:span text:style-name="T31"> a team of </text:span><text:span text:style-name="T32">4</text:span></text:p>
        </text:list-item>
        <text:list-item>
          <text:p text:style-name="P27">Wrote a<text:span text:style-name="T77">n</text:span> NLP backend to parse command recognition and a web client to serve as <text:span text:style-name="T77">a </text:span>home security camera</text:p>
        </text:list-item>
      </text:list>
      <text:p text:style-name="P8">dinotes <text:span text:style-name="T49">| Hack the Dinos</text:span><text:tab/><text:tab/><text:tab/><text:tab/><text:tab/><text:tab/><text:tab/> <text:s text:c="4"/>American Museum of Natural History</text:p>
      <text:p text:style-name="P3"><text:span text:style-name="T40">Front End </text:span><text:span text:style-name="T38">Developer</text:span><text:span text:style-name="T1"><text:tab/><text:tab/><text:tab/></text:span><text:span text:style-name="T4"><text:tab/><text:tab/><text:tab/><text:tab/><text:tab/><text:tab/><text:tab/><text:tab/> <text:s text:c="3"/><text:tab/></text:span><text:span text:style-name="T5">Nov</text:span><text:span text:style-name="T4"> ‘15</text:span></text:p>
      <text:list xml:id="list235016028767443" text:continue-numbering="true" text:style-name="WWNum25">
        <text:list-item>
          <text:p text:style-name="P29"><text:span text:style-name="T63">Create</text:span><text:span text:style-name="T64">d</text:span><text:span text:style-name="T63"> </text:span><text:span text:style-name="T64">a field notebook web app t</text:span><text:span text:style-name="T63">o </text:span><text:span text:style-name="T64">aid paleontologists i</text:span><text:span text:style-name="T63">n </text:span><text:span text:style-name="T64">d</text:span><text:span text:style-name="T63">ocumenting </text:span><text:span text:style-name="T64">e</text:span><text:span text:style-name="T63">xpeditions </text:span><text:span text:style-name="T67">with</text:span><text:span text:style-name="T64"> a team </text:span><text:span text:style-name="T65">of </text:span><text:span text:style-name="T66">5</text:span></text:p>
        </text:list-item>
        <text:list-item>
          <text:p text:style-name="P30">Built <text:span text:style-name="T72">cross</text:span>-device friendly <text:span text:style-name="T72">web client</text:span> with responsive design <text:span text:style-name="T77">using Materialize.css</text:span></text:p>
        </text:list-item>
      </text:list>
      <text:p text:style-name="P7">numismatic <text:span text:style-name="T51">| </text:span><text:span text:style-name="T50">HackBU </text:span><text:span text:style-name="T56">|</text:span><text:span text:style-name="T50"> ‘It Just Works” Prize from Google</text:span><text:tab/><text:tab/><text:tab/><text:tab/><text:tab/><text:tab/> <text:s/>Binghamton University</text:p>
      <text:p text:style-name="P3"><text:span text:style-name="T38">Full Stack Developer</text:span><text:span text:style-name="T1"><text:tab/><text:tab/><text:tab/></text:span><text:span text:style-name="T4"><text:tab/><text:tab/><text:tab/><text:tab/><text:tab/><text:tab/><text:tab/><text:tab/> <text:s text:c="3"/><text:tab/>Mar ‘15</text:span></text:p>
      <text:list xml:id="list235015380791551" text:continue-numbering="true" text:style-name="WWNum25">
        <text:list-item>
          <text:p text:style-name="P28"><text:span text:style-name="T70">Developed</text:span> a Google Chrome extension that converts currency in-line on web pages to a user’s preferred currency</text:p>
        </text:list-item>
        <text:list-item>
          <text:p text:style-name="P28">Implemented Chrome and currency conversion APIs, and wrote in JavaScript, HTML, and CSS</text:p>
        </text:list-item>
      </text:list>
      <text:p text:style-name="P7">Never Leave Terminal <text:span text:style-name="T51">| </text:span><text:span text:style-name="T50">hackNY 11 </text:span><text:span text:style-name="T56">| </text:span><text:span text:style-name="T50">Most API’s Prize</text:span><text:tab/><text:tab/><text:tab/><text:tab/><text:tab/><text:tab/> <text:s text:c="6"/>Columbia University</text:p>
      <text:p text:style-name="P3"><text:span text:style-name="T44">Back End</text:span><text:span text:style-name="T41"> </text:span><text:span text:style-name="T38">Developer</text:span><text:span text:style-name="T1"><text:tab/><text:tab/><text:tab/><text:tab/><text:tab/><text:tab/><text:tab/><text:tab/><text:tab/><text:tab/><text:tab/><text:tab/></text:span><text:span text:style-name="T4">Mar ‘15</text:span></text:p>
      <text:list xml:id="list235015680913797" text:continue-numbering="true" text:style-name="WWNum25">
        <text:list-item>
          <text:p text:style-name="P28">Created a command line app <text:span text:style-name="T60">to</text:span> text, shop, transfer money, and more from terminal <text:span text:style-name="T60">in a team of 2</text:span></text:p>
        </text:list-item>
        <text:list-item>
          <text:p text:style-name="P28"><text:span text:style-name="T70">Utilized</text:span> etsy, twilio, blockchain, giphy, and artsy API’s using <text:span text:style-name="T70">N</text:span>ode.js with npm</text:p>
        </text:list-item>
      </text:list>
      <text:p text:style-name="P15">Competitions</text:p>
      <text:p text:style-name="P14"><text:span text:style-name="T14">ACM Regional Collegiate Programming Competition (ICPC) at Queens College<text:tab/><text:tab/><text:tab/><text:tab/><text:tab/></text:span><text:span text:style-name="T21">Nov </text:span><text:span text:style-name="T4">‘</text:span><text:span text:style-name="T21">1</text:span><text:span text:style-name="T22">5</text:span></text:p>
      <text:p text:style-name="P1"><text:span text:style-name="T14">ACM Programming Competition at Binghamton University </text:span><text:span text:style-name="T34">| 3</text:span><text:span text:style-name="T37">rd</text:span><text:span text:style-name="T34"> overall </text:span><text:span text:style-name="T36">and</text:span><text:span text:style-name="T34"> freshman prize</text:span><text:span text:style-name="T14"><text:tab/><text:tab/><text:tab/></text:span><text:span text:style-name="T4">Dec ‘14</text:span></text:p>
      <text:p text:style-name="P1"><text:span text:style-name="T14">ACM Regional Collegiate Programming Competition (ICPC) at St. Joseph’s College<text:tab/> </text:span><text:span text:style-name="T34">| 4</text:span><text:span text:style-name="T37">th</text:span><text:span text:style-name="T34"> fr</text:span><text:span text:style-name="T35">e</text:span><text:span text:style-name="T34">sh/soph team</text:span><text:span text:style-name="T16"><text:tab/></text:span><text:span text:style-name="T14"><text:tab/></text:span><text:span text:style-name="T4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 Light3" svg:font-family="'Calibri Light'" style:font-adornments="Ligh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2" svg:font-family="'Calibri Light'" style:font-pitch="variable"/>
    <style:font-face style:name="Calibri Light1" svg:font-family="'Calibri Light'" style:font-adornments="Light" style:font-pitch="variable"/>
    <style:font-face style:name="Laksaman" svg:font-family="Laksaman" style:font-pitch="variable"/>
    <style:font-face style:name="Lato Hairline1" svg:font-family="'Lato Hairline'" style:font-pitch="variable"/>
    <style:font-face style:name="Lato Hairline2" svg:font-family="'Lato Hairline'" style:font-adornments="Hairline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40</meta:editing-cycles>
    <meta:print-date>2015-04-28T02:00:00</meta:print-date>
    <meta:creation-date>2014-11-04T03:52:00</meta:creation-date>
    <dc:date>2016-07-09T23:50:14.524633831</dc:date>
    <meta:editing-duration>PT7H12M37S</meta:editing-duration>
    <meta:generator>LibreOffice/5.0.5.2$Linux_X86_64 LibreOffice_project/00m0$Build-2</meta:generator>
    <meta:document-statistic meta:table-count="0" meta:image-count="0" meta:object-count="0" meta:page-count="1" meta:paragraph-count="53" meta:word-count="520" meta:character-count="3759" meta:non-whitespace-character-count="29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